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60000016E72D69722892604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458cm" fo:min-width="5.441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cm" fo:min-width="0cm"/>
    </style:style>
    <style:style style:name="P1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2" style:family="paragraph">
      <loext:graphic-properties draw:fill-color="#ffffff"/>
      <style:paragraph-properties fo:text-align="center"/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FreeMono" fo:font-size="26pt" style:font-size-asian="26pt" style:font-size-complex="26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  <style:text-properties fo:color="#800080" style:font-name="FreeMono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2" style:family="text">
      <style:text-properties style:font-name="FreeMono" fo:font-size="26pt" style:font-size-asian="26pt" style:font-size-complex="26pt"/>
    </style:style>
    <style:style style:name="T3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6.233cm" svg:height="3cm" svg:x="11.867cm" svg:y="2cm">
          <text:p text:style-name="P1"><text:span text:style-name="T1">Mode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6.233cm" svg:height="3cm" svg:x="19.9cm" svg:y="8cm">
          <text:p text:style-name="P3"><text:span text:style-name="T2">Control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" draw:id="id3" draw:layer="layout" svg:width="6.233cm" svg:height="3cm" svg:x="3.867cm" svg:y="7.9cm">
          <text:p text:style-name="P5"><text:span text:style-name="T2">Vie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6" draw:layer="layout" svg:x1="23.016cm" svg:y1="8cm" svg:x2="18.1cm" svg:y2="3.5cm" draw:start-shape="id1" draw:start-glue-point="0" draw:end-shape="id2" draw:end-glue-point="1" svg:d="M23016 8000v-4500h-4916" svg:viewBox="0 0 4917 4501">
          <text:p><text:span text:style-name="T3"/></text:p>
        </draw:connector>
        <draw:connector draw:style-name="gr3" draw:text-style-name="P7" draw:layer="layout" svg:x1="11.867cm" svg:y1="3.5cm" svg:x2="6.983cm" svg:y2="7.9cm" draw:start-shape="id2" draw:start-glue-point="3" draw:end-shape="id3" draw:end-glue-point="0" svg:d="M11867 3500h-4884v4400" svg:viewBox="0 0 4885 4401">
          <text:p/>
        </draw:connector>
        <draw:frame draw:style-name="gr4" draw:text-style-name="P8" draw:layer="layout" svg:width="5.074cm" svg:height="0.886cm" svg:x="19cm" svg:y="2.114cm">
          <draw:text-box>
            <text:p><text:span text:style-name="T3">Манипулирует</text:span></text:p>
          </draw:text-box>
        </draw:frame>
        <draw:frame draw:style-name="gr4" draw:text-style-name="P8" draw:layer="layout" svg:width="3.931cm" svg:height="0.886cm" svg:x="7cm" svg:y="2.014cm">
          <draw:text-box>
            <text:p><text:span text:style-name="T3">Обновляет</text:span></text:p>
          </draw:text-box>
        </draw:frame>
        <draw:frame draw:style-name="gr5" draw:text-style-name="P3" xml:id="id4" draw:id="id4" draw:layer="layout" svg:width="5.824cm" svg:height="7.668cm" svg:x="12.076cm" svg:y="11.432cm">
          <draw:image xlink:href="Pictures/10000201000001160000016E72D697228926045F.png" xlink:type="simple" xlink:show="embed" xlink:actuate="onLoad" loext:mime-type="image/png">
            <text:p/>
          </draw:image>
        </draw:frame>
        <draw:connector draw:style-name="gr3" draw:text-style-name="P7" draw:layer="layout" svg:x1="12.076cm" svg:y1="15.266cm" svg:x2="6.983cm" svg:y2="10.9cm" draw:start-shape="id4" draw:start-glue-point="3" draw:end-shape="id3" draw:end-glue-point="2" svg:d="M12076 15266h-5093v-4366" svg:viewBox="0 0 5094 4367">
          <text:p/>
        </draw:connector>
        <draw:connector draw:style-name="gr3" draw:text-style-name="P7" draw:layer="layout" svg:x1="17.9cm" svg:y1="15.266cm" svg:x2="23.016cm" svg:y2="11cm" draw:start-shape="id4" draw:start-glue-point="1" draw:end-shape="id1" draw:end-glue-point="2" svg:d="M17900 15266h5116v-4266" svg:viewBox="0 0 5117 4267">
          <text:p/>
        </draw:connector>
        <draw:frame draw:style-name="gr4" draw:text-style-name="P8" draw:layer="layout" svg:width="2.407cm" svg:height="0.886cm" svg:x="7.269cm" svg:y="15.7cm">
          <draw:text-box>
            <text:p><text:span text:style-name="T3">Видит</text:span></text:p>
          </draw:text-box>
        </draw:frame>
        <draw:frame draw:style-name="gr4" draw:text-style-name="P8" draw:layer="layout" svg:width="4.312cm" svg:height="0.886cm" svg:x="19.169cm" svg:y="15.614cm">
          <draw:text-box>
            <text:p><text:span text:style-name="T3">Использует</text:span></text:p>
          </draw:text-box>
        </draw:frame>
        <draw:frame draw:style-name="gr6" draw:text-style-name="P10" draw:layer="layout" svg:width="7.161cm" svg:height="1.41cm" svg:x="11.439cm" svg:y="18.99cm">
          <draw:text-box>
            <text:p text:style-name="P9"><text:span text:style-name="T2">Пользовател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9T21:57:41.871570783</meta:creation-date>
    <meta:generator>LibreOffice/6.1.5.2$Linux_X86_64 LibreOffice_project/10$Build-2</meta:generator>
    <dc:date>2021-06-19T22:34:37.564038323</dc:date>
    <meta:editing-duration>PT36M28S</meta:editing-duration>
    <meta:editing-cycles>15</meta:editing-cycles>
    <meta:document-statistic meta:object-count="13"/>
  </office:meta>
</office:document-meta>
</file>